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36">
      <style:table-cell-properties fo:border-top="thin solid #000000" fo:border-bottom="none" fo:border-left="none" fo:border-right="none" fo:background-color="#BEE3D3"/>
    </style:style>
    <style:style style:name="ce4" style:family="table-cell" style:parent-style-name="Default" style:data-style-name="N36">
      <style:table-cell-properties fo:border-top="thin solid #000000" fo:border-bottom="none" fo:border-left="none" fo:border-right="thin solid #000000" fo:background-color="#BEE3D3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fo:background-color="#DDDDDD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fo:background-color="#ADD58A"/>
    </style:style>
    <style:style style:name="ce8" style:family="table-cell" style:parent-style-name="Default" style:data-style-name="N0">
      <style:table-cell-properties fo:background-color="#ADD58A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#ADD58A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ackground-color="#000000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7.4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table:style-name="ce2"/>
          <table:table-cell office:value-type="date" office:date-value="2020-03-23T00:00:00" table:style-name="ce3">
            <text:p>23-03-20</text:p>
          </table:table-cell>
          <table:table-cell office:value-type="date" office:date-value="2020-03-24T00:00:00" table:style-name="ce3">
            <text:p>24-03-20</text:p>
          </table:table-cell>
          <table:table-cell office:value-type="date" office:date-value="2020-03-25T00:00:00" table:style-name="ce3">
            <text:p>25-03-20</text:p>
          </table:table-cell>
          <table:table-cell office:value-type="date" office:date-value="2020-03-26T00:00:00" table:style-name="ce3">
            <text:p>26-03-20</text:p>
          </table:table-cell>
          <table:table-cell office:value-type="date" office:date-value="2020-03-27T00:00:00" table:style-name="ce3">
            <text:p>27-03-20</text:p>
          </table:table-cell>
          <table:table-cell office:value-type="string" table:style-name="ce3">
            <text:p>WK 28/03/2020</text:p>
          </table:table-cell>
          <table:table-cell office:value-type="date" office:date-value="2020-03-29T00:00:00" table:style-name="ce4">
            <text:p>29-03-2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7h30</text:p>
          </table:table-cell>
          <table:table-cell office:value-type="string" table:style-name="ce1">
            <text:p>Elec moteur</text:p>
          </table:table-cell>
          <table:table-cell office:value-type="string" table:style-name="ce1">
            <text:p>moteur</text:p>
          </table:table-cell>
          <table:table-cell office:value-type="string" table:style-name="ce1">
            <text:p>LC 25</text:p>
          </table:table-cell>
          <table:table-cell office:value-type="string" table:style-name="ce1">
            <text:p>LC 28</text:p>
          </table:table-cell>
          <table:table-cell office:value-type="string" table:style-name="ce1">
            <text:p>Chimie</text:p>
            <text:p>1,4,25,28</text:p>
          </table:table-cell>
          <table:table-cell office:value-type="string" table:style-name="ce1">
            <text:p>elect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7">
            <text:p>12h</text:p>
          </table:table-cell>
          <table:table-cell table:number-columns-repeated="6" table:style-name="ce8"/>
          <table:table-cell table:style-name="ce9"/>
          <table:table-cell table:number-columns-repeated="16376"/>
        </table:table-row>
        <table:table-row table:style-name="ro3">
          <table:table-cell office:value-type="string" table:style-name="ce10">
            <text:p>13h30</text:p>
          </table:table-cell>
          <table:table-cell office:value-type="string" table:style-name="ce1">
            <text:p>Elec moteur</text:p>
          </table:table-cell>
          <table:table-cell office:value-type="string" table:style-name="ce1">
            <text:p>moteur</text:p>
          </table:table-cell>
          <table:table-cell office:value-type="string" table:style-name="ce1">
            <text:p>LC 25</text:p>
          </table:table-cell>
          <table:table-cell office:value-type="string" table:style-name="ce1">
            <text:p>LC 28</text:p>
          </table:table-cell>
          <table:table-cell office:value-type="string" table:style-name="ce1">
            <text:p>LC 28</text:p>
            <text:p>(A refaire)</text:p>
          </table:table-cell>
          <table:table-cell table:style-name="ce11"/>
          <table:table-cell office:value-type="string" table:style-name="ce12">
            <text:p>LC 9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18h</text:p>
          </table:table-cell>
          <table:table-cell table:number-columns-repeated="6" table:style-name="ce14"/>
          <table:table-cell table:style-name="ce15"/>
          <table:table-cell table:number-columns-repeated="16376"/>
        </table:table-row>
        <table:table-row table:style-name="ro1">
          <table:table-cell table:number-columns-repeated="8" table:style-name="ce16"/>
          <table:table-cell table:number-columns-repeated="16376"/>
        </table:table-row>
        <table:table-row table:style-name="ro1">
          <table:table-cell table:style-name="ce2"/>
          <table:table-cell office:value-type="date" office:date-value="2020-03-30T00:00:00" table:style-name="ce3">
            <text:p>30-03-20</text:p>
          </table:table-cell>
          <table:table-cell office:value-type="date" office:date-value="2020-03-31T00:00:00" table:style-name="ce3">
            <text:p>31-03-20</text:p>
          </table:table-cell>
          <table:table-cell office:value-type="date" office:date-value="2020-04-01T00:00:00" table:style-name="ce3">
            <text:p>01-04-20</text:p>
          </table:table-cell>
          <table:table-cell office:value-type="date" office:date-value="2020-04-02T00:00:00" table:style-name="ce3">
            <text:p>02-04-20</text:p>
          </table:table-cell>
          <table:table-cell office:value-type="date" office:date-value="2020-04-03T00:00:00" table:style-name="ce3">
            <text:p>03-04-20</text:p>
          </table:table-cell>
          <table:table-cell office:value-type="string" table:style-name="ce3">
            <text:p>WK 04/04/2020</text:p>
          </table:table-cell>
          <table:table-cell office:value-type="date" office:date-value="2020-04-05T00:00:00" table:style-name="ce4">
            <text:p>05-04-20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7h30</text:p>
          </table:table-cell>
          <table:table-cell table:style-name="ce1"/>
          <table:table-cell office:value-type="string" table:style-name="ce1">
            <text:p>EM</text:p>
          </table:table-cell>
          <table:table-cell office:value-type="string" table:style-name="ce1">
            <text:p>LC 19</text:p>
          </table:table-cell>
          <table:table-cell office:value-type="string" table:style-name="ce1">
            <text:p>quantique</text:p>
          </table:table-cell>
          <table:table-cell table:number-columns-repeated="2" table:style-name="ce1"/>
          <table:table-cell table:style-name="ce12"/>
          <table:table-cell table:number-columns-repeated="16376"/>
        </table:table-row>
        <table:table-row table:style-name="ro5">
          <table:table-cell office:value-type="string" table:style-name="ce7">
            <text:p>12h</text:p>
          </table:table-cell>
          <table:table-cell table:number-columns-repeated="6" table:style-name="ce8"/>
          <table:table-cell table:style-name="ce9"/>
          <table:table-cell table:number-columns-repeated="16376"/>
        </table:table-row>
        <table:table-row table:style-name="ro6">
          <table:table-cell office:value-type="string" table:style-name="ce10">
            <text:p>13h30</text:p>
          </table:table-cell>
          <table:table-cell table:number-columns-repeated="2" table:style-name="ce1"/>
          <table:table-cell office:value-type="string" table:style-name="ce17">
            <text:p>Cours</text:p>
            <text:p>Physique</text:p>
            <text:p>Nucléaire</text:p>
          </table:table-cell>
          <table:table-cell table:number-columns-repeated="3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13">
            <text:p>18h</text:p>
          </table:table-cell>
          <table:table-cell table:number-columns-repeated="6" table:style-name="ce14"/>
          <table:table-cell table:style-name="ce15"/>
          <table:table-cell table:number-columns-repeated="16376"/>
        </table:table-row>
        <table:table-row table:style-name="ro1">
          <table:table-cell table:number-columns-repeated="8" table:style-name="ce16"/>
          <table:table-cell table:number-columns-repeated="16376"/>
        </table:table-row>
        <table:table-row table:style-name="ro1">
          <table:table-cell table:style-name="ce2"/>
          <table:table-cell office:value-type="date" office:date-value="2020-04-06T00:00:00" table:style-name="ce3">
            <text:p>06-04-20</text:p>
          </table:table-cell>
          <table:table-cell office:value-type="date" office:date-value="2020-04-07T00:00:00" table:style-name="ce3">
            <text:p>07-04-20</text:p>
          </table:table-cell>
          <table:table-cell office:value-type="date" office:date-value="2020-04-08T00:00:00" table:style-name="ce3">
            <text:p>08-04-20</text:p>
          </table:table-cell>
          <table:table-cell office:value-type="date" office:date-value="2020-04-09T00:00:00" table:style-name="ce3">
            <text:p>09-04-20</text:p>
          </table:table-cell>
          <table:table-cell office:value-type="date" office:date-value="2020-04-10T00:00:00" table:style-name="ce3">
            <text:p>10-04-20</text:p>
          </table:table-cell>
          <table:table-cell office:value-type="string" table:style-name="ce3">
            <text:p>WK 11/04/2020</text:p>
          </table:table-cell>
          <table:table-cell office:value-type="date" office:date-value="2020-04-12T00:00:00" table:style-name="ce3">
            <text:p>12-04-20</text:p>
          </table:table-cell>
          <table:table-cell table:number-columns-repeated="16376"/>
        </table:table-row>
        <table:table-row table:style-name="ro7">
          <table:table-cell office:value-type="string" table:style-name="ce5">
            <text:p>7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7">
            <text:p>12h</text:p>
          </table:table-cell>
          <table:table-cell table:number-columns-repeated="6" table:style-name="ce8"/>
          <table:table-cell table:style-name="ce9"/>
          <table:table-cell table:number-columns-repeated="16376"/>
        </table:table-row>
        <table:table-row table:style-name="ro4">
          <table:table-cell office:value-type="string" table:style-name="ce10">
            <text:p>13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13">
            <text:p>18h</text:p>
          </table:table-cell>
          <table:table-cell table:number-columns-repeated="6" table:style-name="ce14"/>
          <table:table-cell table:style-name="ce15"/>
          <table:table-cell table:number-columns-repeated="16376"/>
        </table:table-row>
        <table:table-row table:style-name="ro1">
          <table:table-cell table:number-columns-repeated="8" table:style-name="ce16"/>
          <table:table-cell table:number-columns-repeated="16376"/>
        </table:table-row>
        <table:table-row table:style-name="ro1">
          <table:table-cell table:style-name="ce2"/>
          <table:table-cell office:value-type="date" office:date-value="2020-04-13T00:00:00" table:style-name="ce3">
            <text:p>13-04-20</text:p>
          </table:table-cell>
          <table:table-cell office:value-type="date" office:date-value="2020-04-14T00:00:00" table:style-name="ce3">
            <text:p>14-04-20</text:p>
          </table:table-cell>
          <table:table-cell office:value-type="date" office:date-value="2020-04-15T00:00:00" table:style-name="ce3">
            <text:p>15-04-20</text:p>
          </table:table-cell>
          <table:table-cell office:value-type="date" office:date-value="2020-04-16T00:00:00" table:style-name="ce3">
            <text:p>16-04-20</text:p>
          </table:table-cell>
          <table:table-cell office:value-type="date" office:date-value="2020-04-17T00:00:00" table:style-name="ce3">
            <text:p>17-04-20</text:p>
          </table:table-cell>
          <table:table-cell office:value-type="date" office:date-value="2020-04-18T00:00:00" table:style-name="ce3">
            <text:p>18-04-20</text:p>
          </table:table-cell>
          <table:table-cell office:value-type="date" office:date-value="2020-04-19T00:00:00" table:style-name="ce3">
            <text:p>19-04-2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7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7">
            <text:p>12h</text:p>
          </table:table-cell>
          <table:table-cell table:number-columns-repeated="6"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13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13">
            <text:p>18h</text:p>
          </table:table-cell>
          <table:table-cell table:number-columns-repeated="6" table:style-name="ce14"/>
          <table:table-cell table:style-name="ce15"/>
          <table:table-cell table:number-columns-repeated="16376"/>
        </table:table-row>
        <table:table-row table:style-name="ro1">
          <table:table-cell table:number-columns-repeated="8" table:style-name="ce16"/>
          <table:table-cell table:number-columns-repeated="16376"/>
        </table:table-row>
        <table:table-row table:style-name="ro1">
          <table:table-cell table:style-name="ce2"/>
          <table:table-cell office:value-type="date" office:date-value="2020-04-20T00:00:00" table:style-name="ce3">
            <text:p>20-04-20</text:p>
          </table:table-cell>
          <table:table-cell office:value-type="date" office:date-value="2020-04-21T00:00:00" table:style-name="ce3">
            <text:p>21-04-20</text:p>
          </table:table-cell>
          <table:table-cell office:value-type="date" office:date-value="2020-04-22T00:00:00" table:style-name="ce3">
            <text:p>22-04-20</text:p>
          </table:table-cell>
          <table:table-cell office:value-type="date" office:date-value="2020-04-23T00:00:00" table:style-name="ce3">
            <text:p>23-04-20</text:p>
          </table:table-cell>
          <table:table-cell office:value-type="date" office:date-value="2020-04-24T00:00:00" table:style-name="ce3">
            <text:p>24-04-20</text:p>
          </table:table-cell>
          <table:table-cell office:value-type="date" office:date-value="2020-04-25T00:00:00" table:style-name="ce3">
            <text:p>25-04-20</text:p>
          </table:table-cell>
          <table:table-cell office:value-type="date" office:date-value="2020-04-26T00:00:00" table:style-name="ce3">
            <text:p>26-04-2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7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7">
            <text:p>12h</text:p>
          </table:table-cell>
          <table:table-cell table:number-columns-repeated="6"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13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13">
            <text:p>18h</text:p>
          </table:table-cell>
          <table:table-cell table:number-columns-repeated="6" table:style-name="ce14"/>
          <table:table-cell table:style-name="ce15"/>
          <table:table-cell table:number-columns-repeated="16376"/>
        </table:table-row>
        <table:table-row table:style-name="ro1">
          <table:table-cell table:number-columns-repeated="8" table:style-name="ce16"/>
          <table:table-cell table:number-columns-repeated="16376"/>
        </table:table-row>
        <table:table-row table:style-name="ro1">
          <table:table-cell table:style-name="ce2"/>
          <table:table-cell office:value-type="date" office:date-value="2020-04-27T00:00:00" table:style-name="ce3">
            <text:p>27-04-20</text:p>
          </table:table-cell>
          <table:table-cell office:value-type="date" office:date-value="2020-04-28T00:00:00" table:style-name="ce3">
            <text:p>28-04-20</text:p>
          </table:table-cell>
          <table:table-cell office:value-type="date" office:date-value="2020-04-29T00:00:00" table:style-name="ce3">
            <text:p>29-04-20</text:p>
          </table:table-cell>
          <table:table-cell office:value-type="date" office:date-value="2020-04-30T00:00:00" table:style-name="ce3">
            <text:p>30-04-20</text:p>
          </table:table-cell>
          <table:table-cell office:value-type="date" office:date-value="2020-05-01T00:00:00" table:style-name="ce3">
            <text:p>01-05-20</text:p>
          </table:table-cell>
          <table:table-cell office:value-type="date" office:date-value="2020-05-02T00:00:00" table:style-name="ce3">
            <text:p>02-05-20</text:p>
          </table:table-cell>
          <table:table-cell office:value-type="date" office:date-value="2020-05-03T00:00:00" table:style-name="ce3">
            <text:p>03-05-2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7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7">
            <text:p>12h</text:p>
          </table:table-cell>
          <table:table-cell table:number-columns-repeated="6"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13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13">
            <text:p>18h</text:p>
          </table:table-cell>
          <table:table-cell table:number-columns-repeated="6" table:style-name="ce14"/>
          <table:table-cell table:style-name="ce15"/>
          <table:table-cell table:number-columns-repeated="16376"/>
        </table:table-row>
        <table:table-row table:style-name="ro1">
          <table:table-cell table:number-columns-repeated="8" table:style-name="ce16"/>
          <table:table-cell table:number-columns-repeated="16376"/>
        </table:table-row>
        <table:table-row table:style-name="ro1">
          <table:table-cell table:style-name="ce2"/>
          <table:table-cell office:value-type="date" office:date-value="2020-05-04T00:00:00" table:style-name="ce3">
            <text:p>04-05-20</text:p>
          </table:table-cell>
          <table:table-cell office:value-type="date" office:date-value="2020-05-05T00:00:00" table:style-name="ce3">
            <text:p>05-05-20</text:p>
          </table:table-cell>
          <table:table-cell office:value-type="date" office:date-value="2020-05-06T00:00:00" table:style-name="ce3">
            <text:p>06-05-20</text:p>
          </table:table-cell>
          <table:table-cell office:value-type="date" office:date-value="2020-05-07T00:00:00" table:style-name="ce3">
            <text:p>07-05-20</text:p>
          </table:table-cell>
          <table:table-cell office:value-type="date" office:date-value="2020-05-08T00:00:00" table:style-name="ce3">
            <text:p>08-05-20</text:p>
          </table:table-cell>
          <table:table-cell office:value-type="date" office:date-value="2020-05-09T00:00:00" table:style-name="ce3">
            <text:p>09-05-20</text:p>
          </table:table-cell>
          <table:table-cell office:value-type="date" office:date-value="2020-05-10T00:00:00" table:style-name="ce3">
            <text:p>10-05-2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7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7">
            <text:p>12h</text:p>
          </table:table-cell>
          <table:table-cell table:number-columns-repeated="6"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13h30</text:p>
          </table:table-cell>
          <table:table-cell table:number-columns-repeated="6"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13">
            <text:p>18h</text:p>
          </table:table-cell>
          <table:table-cell table:number-columns-repeated="6" table:style-name="ce14"/>
          <table:table-cell table:style-name="ce15"/>
          <table:table-cell table:number-columns-repeated="16376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Lolo</dc:creator>
    <meta:creation-date>2020-03-21T17:05:15Z</meta:creation-date>
    <dc:date>2020-04-02T06:25:36Z</dc:date>
    <meta:editing-cycles>5</meta:editing-cycles>
    <meta:editing-duration>PT22235S</meta:editing-duration>
  </office:meta>
</office:document-meta>
</file>